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249cm" fo:min-width="6.5cm"/>
    </style:style>
    <style:style style:name="gr2" style:family="graphic" style:parent-style-name="standard">
      <style:graphic-properties draw:stroke="none" svg:stroke-color="#000000" draw:fill="none" draw:fill-color="#ffffff" fo:min-height="0.80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6" style:family="graphic" style:parent-style-name="standard">
      <style:graphic-properties svg:stroke-color="#000000" draw:fill="solid" draw:fill-color="#bababa" draw:textarea-horizontal-align="justify" draw:textarea-vertical-align="middle" draw:auto-grow-height="false" fo:min-height="11.499cm" fo:min-width="6.5cm"/>
    </style:style>
    <style:style style:name="gr7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8" style:family="graphic" style:parent-style-name="standard">
      <style:graphic-properties svg:stroke-color="#bababa" draw:marker-start="Arrowheads_20_2" draw:marker-start-width="0.3cm" draw:marker-end="Square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2" style:family="graphic" style:parent-style-name="standard">
      <style:graphic-properties svg:stroke-color="#000000" draw:fill="solid" draw:fill-color="#7ffe00" draw:textarea-horizontal-align="justify" draw:textarea-vertical-align="middle" draw:auto-grow-height="false" fo:min-height="10.249cm" fo:min-width="6.5cm"/>
    </style:style>
    <style:style style:name="gr13" style:family="graphic" style:parent-style-name="standard">
      <style:graphic-properties svg:stroke-color="#7ffe00" draw:marker-start="Arrowheads_20_2" draw:marker-start-width="0.3cm" draw:marker-end="Square" draw:marker-end-width="0.3cm" draw:textarea-vertical-align="middle"/>
    </style:style>
    <style:style style:name="gr14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11.756cm" fo:min-width="8.5cm"/>
    </style:style>
    <style:style style:name="gr15" style:family="graphic" style:parent-style-name="standard">
      <style:graphic-properties draw:stroke="none" svg:stroke-color="#000000" draw:fill="none" draw:fill-color="#ffffff" fo:min-height="0.641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gr18" style:family="graphic" style:parent-style-name="standard">
      <style:graphic-properties draw:marker-start="Circle" draw:marker-start-width="0.3cm" draw:marker-end="Arrowheads_20_5" draw:marker-end-width="0.3cm" draw:textarea-vertical-align="middle"/>
    </style:style>
    <style:style style:name="gr19" style:family="graphic" style:parent-style-name="standard">
      <style:graphic-properties draw:fill="solid" draw:fill-color="#00ffff" draw:textarea-horizontal-align="justify" draw:textarea-vertical-align="middle" draw:auto-grow-height="false" fo:min-height="1cm" fo:min-width="6.75cm"/>
      <style:paragraph-properties style:writing-mode="lr-tb"/>
    </style:style>
    <style:style style:name="gr20" style:family="graphic" style:parent-style-name="standard">
      <style:graphic-properties svg:stroke-color="#000000" draw:fill="solid" draw:fill-color="#808000" draw:textarea-horizontal-align="justify" draw:textarea-vertical-align="middle" draw:auto-grow-height="false" fo:min-height="10.446cm" fo:min-width="8.5cm"/>
    </style:style>
    <style:style style:name="gr2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2" style:family="graphic" style:parent-style-name="standard">
      <style:graphic-properties svg:stroke-color="#000000" draw:fill="solid" draw:fill-color="#800000" draw:textarea-horizontal-align="justify" draw:textarea-vertical-align="middle" draw:auto-grow-height="false" fo:min-height="10.446cm" fo:min-width="8.5cm"/>
    </style:style>
    <style:style style:name="gr23" style:family="graphic" style:parent-style-name="standard">
      <style:graphic-properties svg:stroke-color="#000000" draw:fill="solid" draw:fill-color="#c71585" draw:textarea-horizontal-align="justify" draw:textarea-vertical-align="middle" draw:auto-grow-height="false" fo:min-height="8.446cm" fo:min-width="9.5cm"/>
    </style:style>
    <style:style style:name="gr24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Source Code Pro1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Source Code Pro1" fo:font-size="10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Source Code Pro" fo:font-size="10pt" style:font-size-asian="18pt" style:font-size-complex="18pt"/>
    </style:style>
    <style:style style:name="P7" style:family="paragraph">
      <loext:graphic-properties draw:fill="solid" draw:fill-color="#bababa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Source Code Pro" fo:font-size="8pt" style:font-size-asian="18pt" style:font-size-complex="18pt"/>
    </style:style>
    <style:style style:name="P9" style:family="paragraph">
      <loext:graphic-properties draw:fill="solid" draw:fill-color="#7ffe00"/>
      <style:paragraph-properties fo:text-align="center"/>
    </style:style>
    <style:style style:name="P10" style:family="paragraph">
      <loext:graphic-properties draw:fill="solid" draw:fill-color="#00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Source Code Pro1"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Source Code Pro" fo:font-size="10pt" style:font-size-asian="18pt" style:font-size-complex="18pt"/>
    </style:style>
    <style:style style:name="P13" style:family="paragraph">
      <style:paragraph-properties fo:text-align="center" style:writing-mode="lr-tb"/>
      <style:text-properties style:font-name="Source Code Pro" fo:font-size="15pt" style:font-size-asian="18pt" style:font-size-complex="18pt"/>
    </style:style>
    <style:style style:name="P14" style:family="paragraph">
      <loext:graphic-properties draw:fill="solid" draw:fill-color="#00ffff"/>
      <style:paragraph-properties fo:text-align="center" style:writing-mode="lr-tb"/>
      <style:text-properties style:font-name="Source Code Pro" fo:font-size="15pt" style:font-size-asian="18pt" style:font-size-complex="18pt"/>
    </style:style>
    <style:style style:name="P15" style:family="paragraph">
      <loext:graphic-properties draw:fill="solid" draw:fill-color="#808000"/>
      <style:paragraph-properties fo:text-align="center"/>
    </style:style>
    <style:style style:name="P16" style:family="paragraph">
      <loext:graphic-properties draw:fill="solid" draw:fill-color="#800000"/>
      <style:paragraph-properties fo:text-align="center"/>
    </style:style>
    <style:style style:name="P17" style:family="paragraph">
      <loext:graphic-properties draw:fill="solid" draw:fill-color="#c71585"/>
      <style:paragraph-properties fo:text-align="center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Source Code Pro1" fo:font-size="10pt" style:font-size-asian="18pt" style:font-size-complex="18pt"/>
    </style:style>
    <style:style style:name="T4" style:family="text">
      <style:text-properties style:font-name="Source Code Pro1" fo:font-size="10pt" style:text-underline-style="solid" style:text-underline-width="auto" style:text-underline-color="font-color" style:font-size-asian="18pt" style:font-size-complex="18pt"/>
    </style:style>
    <style:style style:name="T5" style:family="text">
      <style:text-properties style:font-name="Source Code Pro1"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Source Code Pro" fo:font-size="10pt" style:font-size-asian="18pt" style:font-size-complex="18pt"/>
    </style:style>
    <style:style style:name="T7" style:family="text">
      <style:text-properties style:font-name="Source Code Pro" fo:font-size="8pt" style:font-size-asian="18pt" style:font-size-complex="18pt"/>
    </style:style>
    <style:style style:name="T8" style:family="text">
      <style:text-properties style:font-name="Source Code Pro1" fo:font-size="10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style:font-name="Source Code Pro1" fo:font-size="10pt" fo:font-weight="bold" style:font-size-asian="18pt" style:font-weight-asian="bold" style:font-size-complex="18pt" style:font-weight-complex="bold"/>
    </style:style>
    <style:style style:name="T10" style:family="text">
      <style:text-properties style:font-name="Source Code Pro1" fo:font-size="10pt" style:text-underline-style="none" style:font-size-asian="18pt" style:font-size-complex="18pt"/>
    </style:style>
    <style:style style:name="T11" style:family="text">
      <style:text-properties style:font-name="Source Code Pro1" fo:font-size="10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style:font-name="Source Code Pro1" fo:font-size="10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Source Code Pro1" fo:font-size="10pt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font-name="Source Code Pro1" fo:font-size="10pt" fo:font-style="italic" style:font-size-asian="18pt" style:font-style-asian="italic" style:font-size-complex="18pt" style:font-style-complex="italic"/>
    </style:style>
    <style:style style:name="T15" style:family="text">
      <style:text-properties style:font-name="Source Code Pro" fo:font-size="15pt" style:font-size-asian="18pt" style:font-size-complex="18pt"/>
    </style:style>
    <style:style style:name="T16" style:family="text">
      <style:text-properties style:font-name="Source Code Pro" fo:font-size="1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499cm" svg:x="3cm" svg:y="1.50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6.75cm" svg:height="1.052cm" svg:x="3.25cm" svg:y="1.751cm">
          <draw:text-box>
            <text:p><text:span text:style-name="T1">Class </text:span><text:span text:style-name="T2">Colegio</text:span></text:p>
          </draw:text-box>
        </draw:frame>
        <draw:line draw:style-name="gr3" draw:text-style-name="P3" draw:layer="layout" svg:x1="3cm" svg:y1="2.751cm" svg:x2="10cm" svg:y2="2.751cm">
          <text:p/>
        </draw:line>
        <draw:frame draw:style-name="gr4" draw:text-style-name="P4" draw:layer="layout" svg:width="6.5cm" svg:height="1.141cm" svg:x="3.25cm" svg:y="2.751cm">
          <draw:text-box>
            <text:p><text:span text:style-name="T3">Public </text:span><text:span text:style-name="T4">HashSet &lt;Alumno&gt;</text:span><text:span text:style-name="T3"> </text:span><text:span text:style-name="T5">estudiantes</text:span></text:p>
          </draw:text-box>
        </draw:frame>
        <draw:frame draw:style-name="gr5" draw:text-style-name="P6" draw:layer="layout" svg:width="7.25cm" svg:height="0.696cm" svg:x="7.25cm" svg:y="0.805cm">
          <draw:text-box>
            <text:p text:style-name="P5"><text:span text:style-name="T6">Package colegio</text:span></text:p>
          </draw:text-box>
        </draw:frame>
        <draw:custom-shape draw:style-name="gr6" draw:text-style-name="P7" draw:layer="layout" svg:width="7cm" svg:height="11.749cm" svg:x="12cm" svg:y="1.5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5cm" svg:height="1.052cm" svg:x="12.25cm" svg:y="1.699cm">
          <draw:text-box>
            <text:p><text:span text:style-name="T1">Class </text:span><text:span text:style-name="T2">Alumno</text:span></text:p>
          </draw:text-box>
        </draw:frame>
        <draw:line draw:style-name="gr3" draw:text-style-name="P3" draw:layer="layout" svg:x1="12cm" svg:y1="2.751cm" svg:x2="19cm" svg:y2="2.751cm">
          <text:p/>
        </draw:line>
        <draw:frame draw:style-name="gr7" draw:text-style-name="P4" draw:layer="layout" svg:width="6.5cm" svg:height="0.75cm" svg:x="12.25cm" svg:y="2.751cm">
          <draw:text-box>
            <text:p><text:span text:style-name="T3">Private </text:span><text:span text:style-name="T4">String</text:span><text:span text:style-name="T3"> </text:span><text:span text:style-name="T5">primerNombre</text:span></text:p>
          </draw:text-box>
        </draw:frame>
        <draw:frame draw:style-name="gr7" draw:text-style-name="P4" draw:layer="layout" svg:width="6.5cm" svg:height="0.75cm" svg:x="12.25cm" svg:y="3.501cm">
          <draw:text-box>
            <text:p><text:span text:style-name="T3">Private </text:span><text:span text:style-name="T4">String</text:span><text:span text:style-name="T3"> </text:span><text:span text:style-name="T5">nombre</text:span></text:p>
          </draw:text-box>
        </draw:frame>
        <draw:frame draw:style-name="gr7" draw:text-style-name="P4" draw:layer="layout" svg:width="6.5cm" svg:height="0.75cm" svg:x="12.25cm" svg:y="4.251cm">
          <draw:text-box>
            <text:p><text:span text:style-name="T3">Private </text:span><text:span text:style-name="T4">Int</text:span><text:span text:style-name="T3"> </text:span><text:span text:style-name="T5">legajo</text:span></text:p>
          </draw:text-box>
        </draw:frame>
        <draw:line draw:style-name="gr8" draw:text-style-name="P5" draw:layer="layout" svg:x1="12cm" svg:y1="3.5cm" svg:x2="9.75cm" svg:y2="3.501cm">
          <text:p/>
        </draw:line>
        <draw:frame draw:style-name="gr9" draw:text-style-name="P8" draw:layer="layout" svg:width="2cm" svg:height="1.319cm" svg:x="10.75cm" svg:y="3.681cm">
          <draw:text-box>
            <text:p><text:span text:style-name="T7">Tiene un...</text:span></text:p>
            <text:p><text:span text:style-name="T7">(1-n)</text:span></text:p>
          </draw:text-box>
        </draw:frame>
        <draw:line draw:style-name="gr3" draw:text-style-name="P3" draw:layer="layout" svg:x1="12cm" svg:y1="5.75cm" svg:x2="19cm" svg:y2="5.75cm">
          <text:p/>
        </draw:line>
        <draw:frame draw:style-name="gr7" draw:text-style-name="P4" draw:layer="layout" svg:width="6.5cm" svg:height="0.75cm" svg:x="12.25cm" svg:y="5.75cm">
          <draw:text-box>
            <text:p><text:span text:style-name="T3">Public </text:span><text:span text:style-name="T4">String</text:span><text:span text:style-name="T3"> </text:span><text:span text:style-name="T5">getNombre </text:span><text:span text:style-name="T8">()</text:span></text:p>
          </draw:text-box>
        </draw:frame>
        <draw:frame draw:style-name="gr7" draw:text-style-name="P4" draw:layer="layout" svg:width="6.5cm" svg:height="0.75cm" svg:x="12.25cm" svg:y="6.5cm">
          <draw:text-box>
            <text:p><text:span text:style-name="T3">Public </text:span><text:span text:style-name="T4">Int</text:span><text:span text:style-name="T3"> </text:span><text:span text:style-name="T5">getLegajo </text:span><text:span text:style-name="T8">()</text:span></text:p>
          </draw:text-box>
        </draw:frame>
        <draw:frame draw:style-name="gr7" draw:text-style-name="P4" draw:layer="layout" svg:width="6.5cm" svg:height="1.141cm" svg:x="12.25cm" svg:y="7.25cm">
          <draw:text-box>
            <text:p><text:span text:style-name="T3">Public </text:span><text:span text:style-name="T4">Void</text:span><text:span text:style-name="T3"> </text:span><text:span text:style-name="T5">agregarMateria </text:span><text:span text:style-name="T8">(Materia)</text:span></text:p>
          </draw:text-box>
        </draw:frame>
        <draw:frame draw:style-name="gr7" draw:text-style-name="P4" draw:layer="layout" svg:width="6.5cm" svg:height="1.141cm" svg:x="12.25cm" svg:y="8.25cm">
          <draw:text-box>
            <text:p><text:span text:style-name="T3">Public </text:span><text:span text:style-name="T4">Void</text:span><text:span text:style-name="T3"> </text:span><text:span text:style-name="T5">renombrar </text:span><text:span text:style-name="T8">(String)</text:span></text:p>
          </draw:text-box>
        </draw:frame>
        <draw:frame draw:style-name="gr4" draw:text-style-name="P4" draw:layer="layout" svg:width="6.5cm" svg:height="1.141cm" svg:x="12.25cm" svg:y="11.25cm">
          <draw:text-box>
            <text:p><text:span text:style-name="T3">Public </text:span><text:span text:style-name="T9">Alumno</text:span><text:span text:style-name="T3"> </text:span><text:span text:style-name="T8">(String, String, Int)</text:span></text:p>
          </draw:text-box>
        </draw:frame>
        <draw:frame draw:style-name="gr10" draw:text-style-name="P8" draw:layer="layout" svg:width="2.198cm" svg:height="0.963cm" svg:x="12.75cm" svg:y="14.537cm">
          <draw:text-box>
            <text:p><text:span text:style-name="T7">Depende de… (1-1)</text:span></text:p>
          </draw:text-box>
        </draw:frame>
        <draw:frame draw:style-name="gr4" draw:text-style-name="P4" draw:layer="layout" svg:width="6.5cm" svg:height="1.141cm" svg:x="3.25cm" svg:y="3.859cm">
          <draw:text-box>
            <text:p><text:span text:style-name="T3">Public </text:span><text:span text:style-name="T4">HashSet &lt;Materia&gt;</text:span><text:span text:style-name="T3"> </text:span><text:span text:style-name="T5">materias</text:span></text:p>
          </draw:text-box>
        </draw:frame>
        <draw:frame draw:style-name="gr7" draw:text-style-name="P4" draw:layer="layout" svg:width="6.5cm" svg:height="0.75cm" svg:x="12.25cm" svg:y="9.25cm">
          <draw:text-box>
            <text:p><text:span text:style-name="T3">Public </text:span><text:span text:style-name="T4">String</text:span><text:span text:style-name="T3"> </text:span><text:span text:style-name="T5">getMaterias </text:span><text:span text:style-name="T8">()</text:span></text:p>
          </draw:text-box>
        </draw:frame>
        <draw:frame draw:style-name="gr11" draw:text-style-name="P4" draw:layer="layout" svg:width="6.5cm" svg:height="1.141cm" svg:x="12.25cm" svg:y="4.75cm">
          <draw:text-box>
            <text:p><text:span text:style-name="T3">Public </text:span><text:span text:style-name="T4">HashSet &lt;Materia&gt;</text:span><text:span text:style-name="T3"> </text:span><text:span text:style-name="T5">materias</text:span></text:p>
          </draw:text-box>
        </draw:frame>
        <draw:frame draw:style-name="gr7" draw:text-style-name="P4" draw:layer="layout" svg:width="6.5cm" svg:height="1.141cm" svg:x="12.25cm" svg:y="10cm">
          <draw:text-box>
            <text:p><text:span text:style-name="T3">Public </text:span><text:span text:style-name="T4">Int</text:span><text:span text:style-name="T3"> </text:span><text:span text:style-name="T5">cantidadMaterias </text:span><text:span text:style-name="T8">()</text:span></text:p>
          </draw:text-box>
        </draw:frame>
        <draw:frame draw:style-name="gr7" draw:text-style-name="P4" draw:layer="layout" svg:width="6.5cm" svg:height="0.75cm" svg:x="12.25cm" svg:y="12.5cm">
          <draw:text-box>
            <text:p><text:span text:style-name="T3">Public </text:span><text:span text:style-name="T4">String</text:span><text:span text:style-name="T3"> </text:span><text:span text:style-name="T5">toString </text:span><text:span text:style-name="T8">()</text:span></text:p>
          </draw:text-box>
        </draw:frame>
        <draw:custom-shape draw:style-name="gr12" draw:text-style-name="P9" draw:layer="layout" svg:width="7cm" svg:height="10.499cm" svg:x="3cm" svg:y="6.5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5cm" svg:height="1.052cm" svg:x="3.25cm" svg:y="6.699cm">
          <draw:text-box>
            <text:p><text:span text:style-name="T1">Class </text:span><text:span text:style-name="T2">Materia</text:span></text:p>
          </draw:text-box>
        </draw:frame>
        <draw:line draw:style-name="gr3" draw:text-style-name="P3" draw:layer="layout" svg:x1="3cm" svg:y1="7.751cm" svg:x2="10cm" svg:y2="7.751cm">
          <text:p/>
        </draw:line>
        <draw:frame draw:style-name="gr7" draw:text-style-name="P4" draw:layer="layout" svg:width="6.5cm" svg:height="0.75cm" svg:x="3.25cm" svg:y="7.751cm">
          <draw:text-box>
            <text:p><text:span text:style-name="T3">Private </text:span><text:span text:style-name="T4">Int</text:span><text:span text:style-name="T3"> </text:span><text:span text:style-name="T5">idMateria</text:span></text:p>
          </draw:text-box>
        </draw:frame>
        <draw:frame draw:style-name="gr7" draw:text-style-name="P4" draw:layer="layout" svg:width="6.5cm" svg:height="0.75cm" svg:x="3.25cm" svg:y="8.501cm">
          <draw:text-box>
            <text:p><text:span text:style-name="T3">Private </text:span><text:span text:style-name="T4">String</text:span><text:span text:style-name="T3"> </text:span><text:span text:style-name="T5">nombre</text:span></text:p>
          </draw:text-box>
        </draw:frame>
        <draw:frame draw:style-name="gr7" draw:text-style-name="P4" draw:layer="layout" svg:width="6.5cm" svg:height="0.75cm" svg:x="3.25cm" svg:y="9.251cm">
          <draw:text-box>
            <text:p><text:span text:style-name="T3">Private </text:span><text:span text:style-name="T4">Int</text:span><text:span text:style-name="T3"> </text:span><text:span text:style-name="T5">año</text:span></text:p>
          </draw:text-box>
        </draw:frame>
        <draw:line draw:style-name="gr3" draw:text-style-name="P3" draw:layer="layout" svg:x1="3cm" svg:y1="10cm" svg:x2="10cm" svg:y2="10cm">
          <text:p/>
        </draw:line>
        <draw:frame draw:style-name="gr7" draw:text-style-name="P4" draw:layer="layout" svg:width="6.25cm" svg:height="0.75cm" svg:x="3.25cm" svg:y="10.25cm">
          <draw:text-box>
            <text:p><text:span text:style-name="T3">Public </text:span><text:span text:style-name="T4">String</text:span><text:span text:style-name="T3"> </text:span><text:span text:style-name="T5">getNombre </text:span><text:span text:style-name="T8">()</text:span></text:p>
          </draw:text-box>
        </draw:frame>
        <draw:frame draw:style-name="gr7" draw:text-style-name="P4" draw:layer="layout" svg:width="6.5cm" svg:height="0.75cm" svg:x="3.25cm" svg:y="11cm">
          <draw:text-box>
            <text:p><text:span text:style-name="T3">Public </text:span><text:span text:style-name="T4">Int</text:span><text:span text:style-name="T3"> </text:span><text:span text:style-name="T5">getID </text:span><text:span text:style-name="T8">()</text:span></text:p>
          </draw:text-box>
        </draw:frame>
        <draw:frame draw:style-name="gr7" draw:text-style-name="P4" draw:layer="layout" svg:width="6.5cm" svg:height="0.75cm" svg:x="3.25cm" svg:y="11.75cm">
          <draw:text-box>
            <text:p><text:span text:style-name="T3">Public </text:span><text:span text:style-name="T4">Void</text:span><text:span text:style-name="T3"> </text:span><text:span text:style-name="T5">cambiarID </text:span><text:span text:style-name="T8">(Int)</text:span></text:p>
          </draw:text-box>
        </draw:frame>
        <draw:frame draw:style-name="gr7" draw:text-style-name="P4" draw:layer="layout" svg:width="6.5cm" svg:height="1.141cm" svg:x="3.25cm" svg:y="12.5cm">
          <draw:text-box>
            <text:p><text:span text:style-name="T3">Public </text:span><text:span text:style-name="T4">Void</text:span><text:span text:style-name="T3"> </text:span><text:span text:style-name="T5">renombrar </text:span><text:span text:style-name="T8">(String)</text:span></text:p>
          </draw:text-box>
        </draw:frame>
        <draw:frame draw:style-name="gr7" draw:text-style-name="P4" draw:layer="layout" svg:width="6.5cm" svg:height="0.75cm" svg:x="3.25cm" svg:y="13.5cm">
          <draw:text-box>
            <text:p><text:span text:style-name="T3">Public </text:span><text:span text:style-name="T4">Void</text:span><text:span text:style-name="T3"> </text:span><text:span text:style-name="T5">cambiarAño </text:span><text:span text:style-name="T8">(Int)</text:span></text:p>
          </draw:text-box>
        </draw:frame>
        <draw:frame draw:style-name="gr4" draw:text-style-name="P4" draw:layer="layout" svg:width="6.5cm" svg:height="1.141cm" svg:x="3.25cm" svg:y="15cm">
          <draw:text-box>
            <text:p><text:span text:style-name="T3">Public </text:span><text:span text:style-name="T9">Materia</text:span><text:span text:style-name="T3"> </text:span><text:span text:style-name="T8">(Int, String, Int)</text:span></text:p>
          </draw:text-box>
        </draw:frame>
        <draw:frame draw:style-name="gr7" draw:text-style-name="P4" draw:layer="layout" svg:width="6.5cm" svg:height="0.75cm" svg:x="3.25cm" svg:y="16.25cm">
          <draw:text-box>
            <text:p><text:span text:style-name="T3">Public </text:span><text:span text:style-name="T4">String</text:span><text:span text:style-name="T3"> </text:span><text:span text:style-name="T5">toString </text:span><text:span text:style-name="T8">()</text:span></text:p>
          </draw:text-box>
        </draw:frame>
        <draw:frame draw:style-name="gr7" draw:text-style-name="P4" draw:layer="layout" svg:width="6.5cm" svg:height="0.75cm" svg:x="3.25cm" svg:y="14.25cm">
          <draw:text-box>
            <text:p><text:span text:style-name="T3">Public </text:span><text:span text:style-name="T4">Int</text:span><text:span text:style-name="T3"> </text:span><text:span text:style-name="T5">getAño </text:span><text:span text:style-name="T8">()</text:span></text:p>
          </draw:text-box>
        </draw:frame>
        <draw:line draw:style-name="gr13" draw:text-style-name="P5" draw:layer="layout" svg:x1="8.75cm" svg:y1="6.5cm" svg:x2="8.75cm" svg:y2="5cm">
          <text:p/>
        </draw:line>
        <draw:frame draw:style-name="gr9" draw:text-style-name="P8" draw:layer="layout" svg:width="2cm" svg:height="1.319cm" svg:x="7.25cm" svg:y="5cm">
          <draw:text-box>
            <text:p><text:span text:style-name="T7">Tiene un...</text:span></text:p>
            <text:p><text:span text:style-name="T7">(1-n)</text:span></text:p>
          </draw:text-box>
        </draw:frame>
        <draw:custom-shape draw:style-name="gr14" draw:text-style-name="P10" draw:layer="layout" svg:width="9cm" svg:height="12.006cm" svg:x="11.25cm" svg:y="13.99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25cm" svg:y1="15.744cm" svg:x2="20.25cm" svg:y2="15.744cm">
          <text:p/>
        </draw:line>
        <draw:frame draw:style-name="gr5" draw:text-style-name="P4" draw:layer="layout" svg:width="8.75cm" svg:height="0.696cm" svg:x="11.5cm" svg:y="15.744cm">
          <draw:text-box>
            <text:p><text:span text:style-name="T3">Public </text:span><text:span text:style-name="T4">Colegio</text:span><text:span text:style-name="T10"> </text:span><text:span text:style-name="T5">escuela</text:span></text:p>
          </draw:text-box>
        </draw:frame>
        <draw:line draw:style-name="gr3" draw:text-style-name="P3" draw:layer="layout" svg:x1="11.25cm" svg:y1="19.5cm" svg:x2="20.25cm" svg:y2="19.5cm">
          <text:p/>
        </draw:line>
        <draw:frame draw:style-name="gr15" draw:text-style-name="P4" draw:layer="layout" svg:width="8.75cm" svg:height="0.891cm" svg:x="11.5cm" svg:y="16.353cm">
          <draw:text-box>
            <text:p><text:span text:style-name="T3">Private </text:span><text:span text:style-name="T4">JMenuBar</text:span><text:span text:style-name="T3"> </text:span><text:span text:style-name="T5">Menu0</text:span></text:p>
          </draw:text-box>
        </draw:frame>
        <draw:frame draw:style-name="gr5" draw:text-style-name="P4" draw:layer="layout" svg:width="8.75cm" svg:height="0.696cm" svg:x="11.5cm" svg:y="16.798cm">
          <draw:text-box>
            <text:p><text:span text:style-name="T3">Private </text:span><text:span text:style-name="T4">JMenu</text:span><text:span text:style-name="T3"> </text:span><text:span text:style-name="T5">AñadirEstudiante</text:span></text:p>
          </draw:text-box>
        </draw:frame>
        <draw:frame draw:style-name="gr4" draw:text-style-name="P4" draw:layer="layout" svg:width="8.75cm" svg:height="1.586cm" svg:x="11.5cm" svg:y="19.75cm">
          <draw:text-box>
            <text:p><text:span text:style-name="T3">Private </text:span><text:span text:style-name="T4">Void</text:span><text:span text:style-name="T3"> </text:span><text:span text:style-name="T5">AñadirEstudianteMouseClicked </text:span><text:span text:style-name="T8">(MouseEvent)</text:span></text:p>
          </draw:text-box>
        </draw:frame>
        <draw:frame draw:style-name="gr5" draw:text-style-name="P11" draw:layer="layout" svg:width="8.75cm" svg:height="0.696cm" svg:x="11.5cm" svg:y="15.048cm">
          <draw:text-box>
            <text:p><text:span text:style-name="T11">Extends</text:span><text:span text:style-name="T5"> javax.swing.JFrame</text:span></text:p>
          </draw:text-box>
        </draw:frame>
        <draw:frame draw:style-name="gr5" draw:text-style-name="P4" draw:layer="layout" svg:width="8.75cm" svg:height="0.696cm" svg:x="11.5cm" svg:y="17.298cm">
          <draw:text-box>
            <text:p><text:span text:style-name="T3">Private </text:span><text:span text:style-name="T4">JMenu</text:span><text:span text:style-name="T3"> </text:span><text:span text:style-name="T5">AñadirMateria</text:span></text:p>
          </draw:text-box>
        </draw:frame>
        <draw:frame draw:style-name="gr5" draw:text-style-name="P4" draw:layer="layout" svg:width="8.75cm" svg:height="0.696cm" svg:x="11.5cm" svg:y="17.798cm">
          <draw:text-box>
            <text:p><text:span text:style-name="T3">Private </text:span><text:span text:style-name="T4">JMenu</text:span><text:span text:style-name="T3"> </text:span><text:span text:style-name="T5">Inscribir</text:span></text:p>
          </draw:text-box>
        </draw:frame>
        <draw:frame draw:style-name="gr5" draw:text-style-name="P4" draw:layer="layout" svg:width="8.75cm" svg:height="0.696cm" svg:x="11.5cm" svg:y="18.244cm">
          <draw:text-box>
            <text:p><text:span text:style-name="T3">Private </text:span><text:span text:style-name="T4">JLabel</text:span><text:span text:style-name="T3"> </text:span><text:span text:style-name="T5">Titulo0</text:span></text:p>
          </draw:text-box>
        </draw:frame>
        <draw:frame draw:style-name="gr5" draw:text-style-name="P4" draw:layer="layout" svg:width="8.75cm" svg:height="0.696cm" svg:x="11.5cm" svg:y="18.744cm">
          <draw:text-box>
            <text:p><text:span text:style-name="T3">Private </text:span><text:span text:style-name="T4">JDesktopPane</text:span><text:span text:style-name="T3"> </text:span><text:span text:style-name="T5">Escritorio0</text:span></text:p>
          </draw:text-box>
        </draw:frame>
        <draw:frame draw:style-name="gr5" draw:text-style-name="P4" draw:layer="layout" svg:width="8.75cm" svg:height="0.696cm" svg:x="11.5cm" svg:y="25.25cm">
          <draw:text-box>
            <text:p><text:span text:style-name="T3">Public </text:span><text:span text:style-name="T12">FrameColegio</text:span><text:span text:style-name="T3"> </text:span><text:span text:style-name="T8">(Colegio)</text:span></text:p>
          </draw:text-box>
        </draw:frame>
        <draw:frame draw:style-name="gr5" draw:text-style-name="P4" draw:layer="layout" svg:width="8.75cm" svg:height="0.696cm" svg:x="11.5cm" svg:y="24.554cm">
          <draw:text-box>
            <text:p><text:span text:style-name="T3">Private </text:span><text:span text:style-name="T4">Void</text:span><text:span text:style-name="T3"> </text:span><text:span text:style-name="T13">initComponents</text:span><text:span text:style-name="T3"> </text:span><text:span text:style-name="T8">()</text:span></text:p>
          </draw:text-box>
        </draw:frame>
        <draw:polygon draw:style-name="gr3" draw:text-style-name="P3" draw:layer="layout" svg:width="16.499cm" svg:height="17.749cm" draw:transform="rotate (1.5707963267949) translate (2cm 17.75cm)" svg:viewBox="0 0 16500 17750" draw:points="0,0 16500,0 16500,17750 4250,17750 4250,8750 0,8750">
          <text:p/>
        </draw:polygon>
        <draw:frame draw:style-name="gr2" draw:text-style-name="P2" xml:id="id1" draw:id="id1" draw:layer="layout" svg:width="8.25cm" svg:height="1.052cm" svg:x="11.5cm" svg:y="14.198cm">
          <draw:text-box>
            <text:p><text:span text:style-name="T1">Class </text:span><text:span text:style-name="T2">FrameColegio</text:span></text:p>
          </draw:text-box>
        </draw:frame>
        <draw:frame draw:style-name="gr4" draw:text-style-name="P4" draw:layer="layout" svg:width="8.75cm" svg:height="1.141cm" svg:x="11.5cm" svg:y="21.164cm">
          <draw:text-box>
            <text:p><text:span text:style-name="T3">Private </text:span><text:span text:style-name="T4">Void</text:span><text:span text:style-name="T3"> </text:span><text:span text:style-name="T5">AñadirMateriaMouseClicked </text:span><text:span text:style-name="T8">(MouseEvent)</text:span></text:p>
          </draw:text-box>
        </draw:frame>
        <draw:frame draw:style-name="gr4" draw:text-style-name="P4" draw:layer="layout" svg:width="8.75cm" svg:height="1.141cm" svg:x="11.5cm" svg:y="22.359cm">
          <draw:text-box>
            <text:p><text:span text:style-name="T3">Private </text:span><text:span text:style-name="T4">Void</text:span><text:span text:style-name="T3"> </text:span><text:span text:style-name="T5">InscribirMouseClicked </text:span><text:span text:style-name="T8">(MouseEvent)</text:span></text:p>
          </draw:text-box>
        </draw:frame>
        <draw:frame draw:style-name="gr4" draw:text-style-name="P4" draw:layer="layout" svg:width="8.75cm" svg:height="1.141cm" svg:x="11.5cm" svg:y="23.5cm">
          <draw:text-box>
            <text:p><text:span text:style-name="T3">Public </text:span><text:span text:style-name="T14">Static</text:span><text:span text:style-name="T3"> </text:span><text:span text:style-name="T4">Void</text:span><text:span text:style-name="T3"> </text:span><text:span text:style-name="T5">main </text:span><text:span text:style-name="T8">(String [], Colegio)</text:span></text:p>
          </draw:text-box>
        </draw:frame>
        <draw:connector draw:style-name="gr16" draw:text-style-name="P3" draw:layer="layout" draw:line-skew="0.25cm" svg:x1="11.5cm" svg:y1="14.724cm" svg:x2="10cm" svg:y2="2.277cm" draw:start-shape="id1" draw:start-glue-point="3" draw:end-shape="id2" draw:end-glue-point="1" svg:d="M11500 14724h-500v-12447h-1000" svg:viewBox="0 0 1501 12448">
          <text:p/>
        </draw:connector>
        <draw:frame draw:style-name="gr9" draw:text-style-name="P8" draw:layer="layout" svg:width="2cm" svg:height="1.319cm" svg:x="9.5cm" svg:y="5cm">
          <draw:text-box>
            <text:p><text:span text:style-name="T7">Depende de...</text:span></text:p>
            <text:p><text:span text:style-name="T7">(1-1)</text:span></text:p>
          </draw:text-box>
        </draw:frame>
        <draw:frame draw:style-name="gr17" draw:text-style-name="P12" draw:layer="layout" svg:width="4.25cm" svg:height="1.586cm" svg:x="2.5cm" svg:y="17.914cm">
          <draw:text-box>
            <text:p text:style-name="P5"><text:span text:style-name="T6">El resto de colegio.vista</text:span></text:p>
            <text:p text:style-name="P5"><text:span text:style-name="T6">(ver página 2)</text:span></text:p>
          </draw:text-box>
        </draw:frame>
        <draw:line draw:style-name="gr18" draw:text-style-name="P5" draw:layer="layout" svg:x1="11.5cm" svg:y1="18.5cm" svg:x2="6.75cm" svg:y2="18.446cm">
          <text:p/>
        </draw:line>
        <draw:frame draw:style-name="gr11" draw:text-style-name="P8" draw:layer="layout" svg:width="1.75cm" svg:height="1cm" svg:x="7cm" svg:y="18.5cm">
          <draw:text-box>
            <text:p><text:span text:style-name="T7">Usa un</text:span></text:p>
            <text:p><text:span text:style-name="T7">(1-1)</text:span></text:p>
          </draw:text-box>
        </draw:frame>
      </draw:page>
      <draw:page draw:name="page2" draw:style-name="dp1" draw:master-page-name="Default">
        <draw:custom-shape draw:style-name="gr19" draw:text-style-name="P14" xml:id="id3" draw:id="id3" draw:layer="layout" svg:width="7.25cm" svg:height="1.25cm" svg:x="1.75cm" svg:y="2cm">
          <text:p text:style-name="P13"><text:span text:style-name="T15">Class </text:span><text:span text:style-name="T16">FrameColeg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9cm" svg:height="10.696cm" svg:x="11.34cm" svg:y="2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9cm" svg:height="1.25cm" svg:x="11.59cm" svg:y="2.304cm">
          <draw:text-box>
            <text:p><text:span text:style-name="T1">Class </text:span><text:span text:style-name="T2">AddEstudiante</text:span></text:p>
          </draw:text-box>
        </draw:frame>
        <draw:line draw:style-name="gr3" draw:text-style-name="P3" draw:layer="layout" svg:x1="11.34cm" svg:y1="3.804cm" svg:x2="20.34cm" svg:y2="3.804cm">
          <text:p/>
        </draw:line>
        <draw:frame draw:style-name="gr5" draw:text-style-name="P4" xml:id="id5" draw:id="id5" draw:layer="layout" svg:width="8.75cm" svg:height="0.696cm" svg:x="11.59cm" svg:y="3.804cm">
          <draw:text-box>
            <text:p><text:span text:style-name="T3">Public </text:span><text:span text:style-name="T4">Colegio</text:span><text:span text:style-name="T10"> </text:span><text:span text:style-name="T5">escuela</text:span></text:p>
          </draw:text-box>
        </draw:frame>
        <draw:line draw:style-name="gr3" draw:text-style-name="P3" draw:layer="layout" svg:x1="11.34cm" svg:y1="9.554cm" svg:x2="20.34cm" svg:y2="9.554cm">
          <text:p/>
        </draw:line>
        <draw:frame draw:style-name="gr15" draw:text-style-name="P4" draw:layer="layout" svg:width="8.75cm" svg:height="0.891cm" svg:x="11.59cm" svg:y="4.413cm">
          <draw:text-box>
            <text:p><text:span text:style-name="T3">Private </text:span><text:span text:style-name="T4">JButton</text:span><text:span text:style-name="T3"> </text:span><text:span text:style-name="T5">Add</text:span></text:p>
          </draw:text-box>
        </draw:frame>
        <draw:frame draw:style-name="gr5" draw:text-style-name="P4" draw:layer="layout" svg:width="8.75cm" svg:height="0.696cm" svg:x="11.59cm" svg:y="4.858cm">
          <draw:text-box>
            <text:p><text:span text:style-name="T3">Private </text:span><text:span text:style-name="T4">JButton</text:span><text:span text:style-name="T3"> </text:span><text:span text:style-name="T5">Clear</text:span></text:p>
          </draw:text-box>
        </draw:frame>
        <draw:frame draw:style-name="gr5" draw:text-style-name="P4" draw:layer="layout" svg:width="8.75cm" svg:height="0.696cm" svg:x="11.59cm" svg:y="7.358cm">
          <draw:text-box>
            <text:p><text:span text:style-name="T3">Private </text:span><text:span text:style-name="T4">JLabel</text:span><text:span text:style-name="T3"> </text:span><text:span text:style-name="T5">Title0</text:span></text:p>
          </draw:text-box>
        </draw:frame>
        <draw:frame draw:style-name="gr5" draw:text-style-name="P4" draw:layer="layout" svg:width="9cm" svg:height="0.696cm" svg:x="11.59cm" svg:y="7.913cm">
          <draw:text-box>
            <text:p><text:span text:style-name="T3">Private </text:span><text:span text:style-name="T4">JLabel</text:span><text:span text:style-name="T3"> </text:span><text:span text:style-name="T5">Title1</text:span></text:p>
          </draw:text-box>
        </draw:frame>
        <draw:frame draw:style-name="gr5" draw:text-style-name="P11" draw:layer="layout" svg:width="8.75cm" svg:height="0.696cm" svg:x="11.59cm" svg:y="3.108cm">
          <draw:text-box>
            <text:p><text:span text:style-name="T11">Extends</text:span><text:span text:style-name="T5"> javax.swing.JInternalFrame</text:span></text:p>
          </draw:text-box>
        </draw:frame>
        <draw:frame draw:style-name="gr5" draw:text-style-name="P4" draw:layer="layout" svg:width="8.75cm" svg:height="0.696cm" svg:x="11.59cm" svg:y="5.358cm">
          <draw:text-box>
            <text:p><text:span text:style-name="T3">Private </text:span><text:span text:style-name="T4">JTextField</text:span><text:span text:style-name="T3"> </text:span><text:span text:style-name="T5">NameInput0</text:span></text:p>
          </draw:text-box>
        </draw:frame>
        <draw:frame draw:style-name="gr5" draw:text-style-name="P4" draw:layer="layout" svg:width="8.75cm" svg:height="0.696cm" svg:x="11.59cm" svg:y="5.858cm">
          <draw:text-box>
            <text:p><text:span text:style-name="T3">Private </text:span><text:span text:style-name="T4">JTextField</text:span><text:span text:style-name="T3"> </text:span><text:span text:style-name="T5">NameInput1</text:span></text:p>
          </draw:text-box>
        </draw:frame>
        <draw:frame draw:style-name="gr5" draw:text-style-name="P4" draw:layer="layout" svg:width="8.75cm" svg:height="0.696cm" svg:x="11.59cm" svg:y="6.304cm">
          <draw:text-box>
            <text:p><text:span text:style-name="T3">Private </text:span><text:span text:style-name="T4">JTextField</text:span><text:span text:style-name="T3"> </text:span><text:span text:style-name="T5">NumInput0</text:span></text:p>
          </draw:text-box>
        </draw:frame>
        <draw:frame draw:style-name="gr4" draw:text-style-name="P4" draw:layer="layout" svg:width="9cm" svg:height="1.141cm" svg:x="11.59cm" svg:y="9.5cm">
          <draw:text-box>
            <text:p><text:span text:style-name="T3">Private </text:span><text:span text:style-name="T4">Void</text:span><text:span text:style-name="T3"> </text:span><text:span text:style-name="T5">AddActionPerformed </text:span><text:span text:style-name="T8">(ActionEvent)</text:span></text:p>
          </draw:text-box>
        </draw:frame>
        <draw:frame draw:style-name="gr5" draw:text-style-name="P4" draw:layer="layout" svg:width="8.75cm" svg:height="0.696cm" svg:x="11.59cm" svg:y="6.804cm">
          <draw:text-box>
            <text:p><text:span text:style-name="T3">Private </text:span><text:span text:style-name="T4">JLabel</text:span><text:span text:style-name="T3"> </text:span><text:span text:style-name="T5">Out0</text:span></text:p>
          </draw:text-box>
        </draw:frame>
        <draw:frame draw:style-name="gr4" draw:text-style-name="P4" draw:layer="layout" svg:width="9cm" svg:height="1.141cm" svg:x="11.59cm" svg:y="10.5cm">
          <draw:text-box>
            <text:p><text:span text:style-name="T3">Private </text:span><text:span text:style-name="T4">Void</text:span><text:span text:style-name="T3"> </text:span><text:span text:style-name="T5">ClearActionPerformed </text:span><text:span text:style-name="T8">(ActionEvent)</text:span></text:p>
          </draw:text-box>
        </draw:frame>
        <draw:frame draw:style-name="gr5" draw:text-style-name="P4" draw:layer="layout" svg:width="8.75cm" svg:height="0.696cm" svg:x="11.59cm" svg:y="11.5cm">
          <draw:text-box>
            <text:p><text:span text:style-name="T3">Public </text:span><text:span text:style-name="T12">AddEstudiante</text:span><text:span text:style-name="T3"> </text:span><text:span text:style-name="T8">(Colegio)</text:span></text:p>
          </draw:text-box>
        </draw:frame>
        <draw:frame draw:style-name="gr5" draw:text-style-name="P4" draw:layer="layout" svg:width="8.75cm" svg:height="0.696cm" svg:x="11.59cm" svg:y="12cm">
          <draw:text-box>
            <text:p><text:span text:style-name="T3">Private </text:span><text:span text:style-name="T4">Void</text:span><text:span text:style-name="T3"> </text:span><text:span text:style-name="T13">initComponents</text:span><text:span text:style-name="T3"> </text:span><text:span text:style-name="T8">()</text:span></text:p>
          </draw:text-box>
        </draw:frame>
        <draw:frame draw:style-name="gr5" draw:text-style-name="P4" draw:layer="layout" svg:width="9cm" svg:height="0.696cm" svg:x="11.59cm" svg:y="8.358cm">
          <draw:text-box>
            <text:p><text:span text:style-name="T3">Private </text:span><text:span text:style-name="T4">JLabel</text:span><text:span text:style-name="T3"> </text:span><text:span text:style-name="T5">Title2</text:span></text:p>
          </draw:text-box>
        </draw:frame>
        <draw:frame draw:style-name="gr5" draw:text-style-name="P4" draw:layer="layout" svg:width="9cm" svg:height="0.696cm" svg:x="11.59cm" svg:y="8.804cm">
          <draw:text-box>
            <text:p><text:span text:style-name="T3">Private </text:span><text:span text:style-name="T4">JLabel</text:span><text:span text:style-name="T3"> </text:span><text:span text:style-name="T5">Title3</text:span></text:p>
          </draw:text-box>
        </draw:frame>
        <draw:custom-shape draw:style-name="gr22" draw:text-style-name="P16" xml:id="id4" draw:id="id4" draw:layer="layout" svg:width="9cm" svg:height="10.696cm" svg:x="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" draw:layer="layout" svg:width="9cm" svg:height="1.25cm" svg:x="1.25cm" svg:y="4.75cm">
          <draw:text-box>
            <text:p><text:span text:style-name="T1">Class </text:span><text:span text:style-name="T2">AddMateria</text:span></text:p>
          </draw:text-box>
        </draw:frame>
        <draw:line draw:style-name="gr3" draw:text-style-name="P3" draw:layer="layout" svg:x1="1cm" svg:y1="6.25cm" svg:x2="10cm" svg:y2="6.25cm">
          <text:p/>
        </draw:line>
        <draw:frame draw:style-name="gr5" draw:text-style-name="P4" draw:layer="layout" svg:width="8.75cm" svg:height="0.696cm" svg:x="1.25cm" svg:y="6.25cm">
          <draw:text-box>
            <text:p><text:span text:style-name="T3">Public </text:span><text:span text:style-name="T4">Colegio</text:span><text:span text:style-name="T10"> </text:span><text:span text:style-name="T5">escuela</text:span></text:p>
          </draw:text-box>
        </draw:frame>
        <draw:line draw:style-name="gr3" draw:text-style-name="P3" draw:layer="layout" svg:x1="1cm" svg:y1="12cm" svg:x2="10cm" svg:y2="12cm">
          <text:p/>
        </draw:line>
        <draw:frame draw:style-name="gr15" draw:text-style-name="P4" draw:layer="layout" svg:width="8.75cm" svg:height="0.891cm" svg:x="1.25cm" svg:y="6.859cm">
          <draw:text-box>
            <text:p><text:span text:style-name="T3">Private </text:span><text:span text:style-name="T4">JButton</text:span><text:span text:style-name="T3"> </text:span><text:span text:style-name="T5">Add</text:span></text:p>
          </draw:text-box>
        </draw:frame>
        <draw:frame draw:style-name="gr5" draw:text-style-name="P4" draw:layer="layout" svg:width="8.75cm" svg:height="0.696cm" svg:x="1.25cm" svg:y="7.304cm">
          <draw:text-box>
            <text:p><text:span text:style-name="T3">Private </text:span><text:span text:style-name="T4">JButton</text:span><text:span text:style-name="T3"> </text:span><text:span text:style-name="T5">Clear</text:span></text:p>
          </draw:text-box>
        </draw:frame>
        <draw:frame draw:style-name="gr5" draw:text-style-name="P4" draw:layer="layout" svg:width="8.75cm" svg:height="0.696cm" svg:x="1.25cm" svg:y="9.804cm">
          <draw:text-box>
            <text:p><text:span text:style-name="T3">Private </text:span><text:span text:style-name="T4">JLabel</text:span><text:span text:style-name="T3"> </text:span><text:span text:style-name="T5">Title0</text:span></text:p>
          </draw:text-box>
        </draw:frame>
        <draw:frame draw:style-name="gr5" draw:text-style-name="P4" draw:layer="layout" svg:width="9cm" svg:height="0.696cm" svg:x="1.25cm" svg:y="10.359cm">
          <draw:text-box>
            <text:p><text:span text:style-name="T3">Private </text:span><text:span text:style-name="T4">JLabel</text:span><text:span text:style-name="T3"> </text:span><text:span text:style-name="T5">Title1</text:span></text:p>
          </draw:text-box>
        </draw:frame>
        <draw:frame draw:style-name="gr5" draw:text-style-name="P11" draw:layer="layout" svg:width="8.75cm" svg:height="0.696cm" svg:x="1.25cm" svg:y="5.554cm">
          <draw:text-box>
            <text:p><text:span text:style-name="T11">Extends</text:span><text:span text:style-name="T5"> javax.swing.JInternalFrame</text:span></text:p>
          </draw:text-box>
        </draw:frame>
        <draw:frame draw:style-name="gr5" draw:text-style-name="P4" draw:layer="layout" svg:width="8.75cm" svg:height="0.696cm" svg:x="1.25cm" svg:y="7.804cm">
          <draw:text-box>
            <text:p><text:span text:style-name="T3">Private </text:span><text:span text:style-name="T4">JTextField</text:span><text:span text:style-name="T3"> </text:span><text:span text:style-name="T5">NameInput0</text:span></text:p>
          </draw:text-box>
        </draw:frame>
        <draw:frame draw:style-name="gr5" draw:text-style-name="P4" draw:layer="layout" svg:width="8.75cm" svg:height="0.696cm" svg:x="1.25cm" svg:y="8.304cm">
          <draw:text-box>
            <text:p><text:span text:style-name="T3">Private </text:span><text:span text:style-name="T4">JTextField</text:span><text:span text:style-name="T3"> </text:span><text:span text:style-name="T5">NumInput0</text:span></text:p>
          </draw:text-box>
        </draw:frame>
        <draw:frame draw:style-name="gr5" draw:text-style-name="P4" draw:layer="layout" svg:width="8.75cm" svg:height="0.696cm" svg:x="1.25cm" svg:y="8.75cm">
          <draw:text-box>
            <text:p><text:span text:style-name="T3">Private </text:span><text:span text:style-name="T4">JTextField</text:span><text:span text:style-name="T3"> </text:span><text:span text:style-name="T5">NumInput1</text:span></text:p>
          </draw:text-box>
        </draw:frame>
        <draw:frame draw:style-name="gr4" draw:text-style-name="P4" draw:layer="layout" svg:width="9cm" svg:height="1.141cm" svg:x="1.25cm" svg:y="11.946cm">
          <draw:text-box>
            <text:p><text:span text:style-name="T3">Private </text:span><text:span text:style-name="T4">Void</text:span><text:span text:style-name="T3"> </text:span><text:span text:style-name="T5">AddActionPerformed </text:span><text:span text:style-name="T8">(ActionEvent)</text:span></text:p>
          </draw:text-box>
        </draw:frame>
        <draw:frame draw:style-name="gr5" draw:text-style-name="P4" draw:layer="layout" svg:width="8.75cm" svg:height="0.696cm" svg:x="1.25cm" svg:y="9.25cm">
          <draw:text-box>
            <text:p><text:span text:style-name="T3">Private </text:span><text:span text:style-name="T4">JLabel</text:span><text:span text:style-name="T3"> </text:span><text:span text:style-name="T5">Out0</text:span></text:p>
          </draw:text-box>
        </draw:frame>
        <draw:frame draw:style-name="gr4" draw:text-style-name="P4" draw:layer="layout" svg:width="9cm" svg:height="1.141cm" svg:x="1.25cm" svg:y="12.946cm">
          <draw:text-box>
            <text:p><text:span text:style-name="T3">Private </text:span><text:span text:style-name="T4">Void</text:span><text:span text:style-name="T3"> </text:span><text:span text:style-name="T5">ClearActionPerformed </text:span><text:span text:style-name="T8">(ActionEvent)</text:span></text:p>
          </draw:text-box>
        </draw:frame>
        <draw:frame draw:style-name="gr5" draw:text-style-name="P4" draw:layer="layout" svg:width="8.75cm" svg:height="0.696cm" svg:x="1.25cm" svg:y="13.946cm">
          <draw:text-box>
            <text:p><text:span text:style-name="T3">Public </text:span><text:span text:style-name="T12">AddMateria</text:span><text:span text:style-name="T3"> </text:span><text:span text:style-name="T8">(Colegio)</text:span></text:p>
          </draw:text-box>
        </draw:frame>
        <draw:frame draw:style-name="gr5" draw:text-style-name="P4" draw:layer="layout" svg:width="8.75cm" svg:height="0.696cm" svg:x="1.25cm" svg:y="14.446cm">
          <draw:text-box>
            <text:p><text:span text:style-name="T3">Private </text:span><text:span text:style-name="T4">Void</text:span><text:span text:style-name="T3"> </text:span><text:span text:style-name="T13">initComponents</text:span><text:span text:style-name="T3"> </text:span><text:span text:style-name="T8">()</text:span></text:p>
          </draw:text-box>
        </draw:frame>
        <draw:frame draw:style-name="gr5" draw:text-style-name="P4" draw:layer="layout" svg:width="9cm" svg:height="0.696cm" svg:x="1.25cm" svg:y="10.804cm">
          <draw:text-box>
            <text:p><text:span text:style-name="T3">Private </text:span><text:span text:style-name="T4">JLabel</text:span><text:span text:style-name="T3"> </text:span><text:span text:style-name="T5">Title2</text:span></text:p>
          </draw:text-box>
        </draw:frame>
        <draw:frame draw:style-name="gr5" draw:text-style-name="P4" draw:layer="layout" svg:width="9cm" svg:height="0.696cm" svg:x="1.25cm" svg:y="11.25cm">
          <draw:text-box>
            <text:p><text:span text:style-name="T3">Private </text:span><text:span text:style-name="T4">JLabel</text:span><text:span text:style-name="T3"> </text:span><text:span text:style-name="T5">Title3</text:span></text:p>
          </draw:text-box>
        </draw:frame>
        <draw:custom-shape draw:style-name="gr23" draw:text-style-name="P17" xml:id="id6" draw:id="id6" draw:layer="layout" svg:width="10cm" svg:height="8.696cm" svg:x="10.25cm" svg:y="14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10.34cm" svg:height="1.052cm" svg:x="10.25cm" svg:y="14.198cm">
          <draw:text-box>
            <text:p><text:span text:style-name="T1">Class </text:span><text:span text:style-name="T2">InscribirEstudiante</text:span></text:p>
          </draw:text-box>
        </draw:frame>
        <draw:line draw:style-name="gr3" draw:text-style-name="P3" draw:layer="layout" svg:x1="10.25cm" svg:y1="15.804cm" svg:x2="20.25cm" svg:y2="15.75cm">
          <text:p/>
        </draw:line>
        <draw:frame draw:style-name="gr5" draw:text-style-name="P4" draw:layer="layout" svg:width="7.25cm" svg:height="0.696cm" svg:x="10.5cm" svg:y="15.804cm">
          <draw:text-box>
            <text:p><text:span text:style-name="T3">Public </text:span><text:span text:style-name="T4">Colegio</text:span><text:span text:style-name="T10"> </text:span><text:span text:style-name="T5">escuela</text:span></text:p>
          </draw:text-box>
        </draw:frame>
        <draw:line draw:style-name="gr3" draw:text-style-name="P3" draw:layer="layout" svg:x1="10.25cm" svg:y1="20.304cm" svg:x2="20.25cm" svg:y2="20.25cm">
          <text:p/>
        </draw:line>
        <draw:frame draw:style-name="gr15" draw:text-style-name="P4" draw:layer="layout" svg:width="8.75cm" svg:height="0.891cm" svg:x="10.5cm" svg:y="16.413cm">
          <draw:text-box>
            <text:p><text:span text:style-name="T3">Private </text:span><text:span text:style-name="T4">JButton</text:span><text:span text:style-name="T3"> </text:span><text:span text:style-name="T5">Inscribir</text:span></text:p>
          </draw:text-box>
        </draw:frame>
        <draw:frame draw:style-name="gr5" draw:text-style-name="P4" draw:layer="layout" svg:width="8.75cm" svg:height="0.696cm" svg:x="10.5cm" svg:y="18.554cm">
          <draw:text-box>
            <text:p><text:span text:style-name="T3">Private </text:span><text:span text:style-name="T4">JLabel</text:span><text:span text:style-name="T3"> </text:span><text:span text:style-name="T5">Title0</text:span></text:p>
          </draw:text-box>
        </draw:frame>
        <draw:frame draw:style-name="gr5" draw:text-style-name="P4" draw:layer="layout" svg:width="9cm" svg:height="0.696cm" svg:x="10.5cm" svg:y="19.109cm">
          <draw:text-box>
            <text:p><text:span text:style-name="T3">Private </text:span><text:span text:style-name="T4">JLabel</text:span><text:span text:style-name="T3"> </text:span><text:span text:style-name="T5">Title1</text:span></text:p>
          </draw:text-box>
        </draw:frame>
        <draw:frame draw:style-name="gr5" draw:text-style-name="P11" draw:layer="layout" svg:width="7.75cm" svg:height="0.696cm" svg:x="10.5cm" svg:y="15.108cm">
          <draw:text-box>
            <text:p><text:span text:style-name="T11">Extends</text:span><text:span text:style-name="T5"> javax.swing.JInternalFrame</text:span></text:p>
          </draw:text-box>
        </draw:frame>
        <draw:frame draw:style-name="gr7" draw:text-style-name="P4" draw:layer="layout" svg:width="9.75cm" svg:height="0.75cm" svg:x="10.5cm" svg:y="17cm">
          <draw:text-box>
            <text:p><text:span text:style-name="T3">Private </text:span><text:span text:style-name="T4">JComboBox &lt;Alumno&gt;</text:span><text:span text:style-name="T3"> </text:span><text:span text:style-name="T5">InputEstudiante</text:span></text:p>
          </draw:text-box>
        </draw:frame>
        <draw:frame draw:style-name="gr4" draw:text-style-name="P4" draw:layer="layout" svg:width="9cm" svg:height="1.141cm" svg:x="10.5cm" svg:y="20.25cm">
          <draw:text-box>
            <text:p><text:span text:style-name="T3">Private </text:span><text:span text:style-name="T4">Void</text:span><text:span text:style-name="T3"> </text:span><text:span text:style-name="T5">InscribirActionPerformed </text:span><text:span text:style-name="T8">(ActionEvent)</text:span></text:p>
          </draw:text-box>
        </draw:frame>
        <draw:frame draw:style-name="gr5" draw:text-style-name="P4" draw:layer="layout" svg:width="8.75cm" svg:height="0.696cm" svg:x="10.5cm" svg:y="18cm">
          <draw:text-box>
            <text:p><text:span text:style-name="T3">Private </text:span><text:span text:style-name="T4">JLabel</text:span><text:span text:style-name="T3"> </text:span><text:span text:style-name="T5">Out0</text:span></text:p>
          </draw:text-box>
        </draw:frame>
        <draw:frame draw:style-name="gr5" draw:text-style-name="P4" draw:layer="layout" svg:width="8.75cm" svg:height="0.696cm" svg:x="10.5cm" svg:y="21.304cm">
          <draw:text-box>
            <text:p><text:span text:style-name="T3">Public </text:span><text:span text:style-name="T12">InscribirEstudiante</text:span><text:span text:style-name="T3"> </text:span><text:span text:style-name="T8">(Colegio)</text:span></text:p>
          </draw:text-box>
        </draw:frame>
        <draw:frame draw:style-name="gr5" draw:text-style-name="P4" draw:layer="layout" svg:width="8.75cm" svg:height="0.696cm" svg:x="10.5cm" svg:y="21.804cm">
          <draw:text-box>
            <text:p><text:span text:style-name="T3">Private </text:span><text:span text:style-name="T4">Void</text:span><text:span text:style-name="T3"> </text:span><text:span text:style-name="T13">initComponents</text:span><text:span text:style-name="T3"> </text:span><text:span text:style-name="T8">()</text:span></text:p>
          </draw:text-box>
        </draw:frame>
        <draw:frame draw:style-name="gr5" draw:text-style-name="P4" draw:layer="layout" svg:width="9cm" svg:height="0.696cm" svg:x="10.5cm" svg:y="19.554cm">
          <draw:text-box>
            <text:p><text:span text:style-name="T3">Private </text:span><text:span text:style-name="T4">JLabel</text:span><text:span text:style-name="T3"> </text:span><text:span text:style-name="T5">Title2</text:span></text:p>
          </draw:text-box>
        </draw:frame>
        <draw:frame draw:style-name="gr7" draw:text-style-name="P4" draw:layer="layout" svg:width="9.75cm" svg:height="0.75cm" svg:x="10.5cm" svg:y="17.5cm">
          <draw:text-box>
            <text:p><text:span text:style-name="T3">Private </text:span><text:span text:style-name="T4">JComboBox &lt;Materia&gt;</text:span><text:span text:style-name="T3"> </text:span><text:span text:style-name="T5">InputMateria</text:span></text:p>
          </draw:text-box>
        </draw:frame>
        <draw:connector draw:style-name="gr24" draw:text-style-name="P3" draw:layer="layout" svg:x1="5.375cm" svg:y1="3.25cm" svg:x2="5.5cm" svg:y2="4.5cm" draw:start-shape="id3" draw:start-glue-point="2" draw:end-shape="id4" draw:end-glue-point="0" svg:d="M5375 3250v625h125v625" svg:viewBox="0 0 126 1251">
          <text:p/>
        </draw:connector>
        <draw:connector draw:style-name="gr24" draw:text-style-name="P3" draw:layer="layout" draw:line-skew="0cm 0.704cm" svg:x1="5.375cm" svg:y1="2cm" svg:x2="11.59cm" svg:y2="4.152cm" draw:start-shape="id3" draw:start-glue-point="0" draw:end-shape="id5" draw:end-glue-point="3" svg:d="M5375 2000v-501h5625v2653h590" svg:viewBox="0 0 6216 2654">
          <text:p/>
        </draw:connector>
        <draw:connector draw:style-name="gr24" draw:text-style-name="P3" draw:layer="layout" draw:line-skew="4.988cm" svg:x1="10.453cm" svg:y1="2.471cm" svg:x2="15.25cm" svg:y2="14.054cm" draw:end-shape="id6" svg:d="M10453 2471v10529h4797v1054" svg:viewBox="0 0 4798 11584">
          <text:p/>
        </draw:connector>
        <draw:line draw:style-name="gr3" draw:text-style-name="P3" draw:layer="layout" svg:x1="10.5cm" svg:y1="2.5cm" svg:x2="9cm" svg:y2="2.5cm">
          <text:p/>
        </draw:line>
        <draw:frame draw:style-name="gr11" draw:text-style-name="P8" draw:layer="layout" svg:width="2.25cm" svg:height="1cm" svg:x="9.25cm" svg:y="1.5cm">
          <draw:text-box>
            <text:p><text:span text:style-name="T7">Usa un</text:span></text:p>
            <text:p><text:span text:style-name="T7">(1-1)</text:span></text:p>
          </draw:text-box>
        </draw:frame>
        <draw:frame draw:style-name="gr11" draw:text-style-name="P8" draw:layer="layout" svg:width="2.25cm" svg:height="1cm" svg:x="5.75cm" svg:y="3.25cm">
          <draw:text-box>
            <text:p><text:span text:style-name="T7">Usa un</text:span></text:p>
            <text:p><text:span text:style-name="T7">(1-1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1" svg:font-family="'Source Code Pro'" style:font-pitch="fixed"/>
    <style:font-face style:name="Source Code Pro" svg:font-family="'Source Code Pr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3T16:29:21.403558018</meta:creation-date>
    <dc:date>2021-05-03T17:44:57.116611231</dc:date>
    <meta:editing-duration>PT1M17S</meta:editing-duration>
    <meta:editing-cycles>1</meta:editing-cycles>
    <meta:document-statistic meta:object-count="129"/>
    <meta:generator>LibreOffice/7.0.4.2$Linux_X86_64 LibreOffice_project/dcf040e67528d9187c66b2379df5ea4407429775</meta:generator>
  </office:meta>
</office:document-meta>
</file>